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14a" officeooo:paragraph-rsid="001a314a"/>
    </style:style>
    <style:style style:name="P2" style:family="paragraph" style:parent-style-name="Standard">
      <style:text-properties officeooo:paragraph-rsid="001ad576"/>
    </style:style>
    <style:style style:name="T1" style:family="text">
      <style:text-properties officeooo:rsid="001ad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Gadsby</text:p>
      <text:p text:style-name="P1">Senior Software Engineer</text:p>
      <text:p text:style-name="P1"/>
      <text:p text:style-name="P1">Profile:</text:p>
      <text:p text:style-name="P1"/>
      <text:p text:style-name="P2"><text:tab/><text:span text:style-name="T1">A Senior Software Engineer specialising in C and C++ development on Windows. I have experience of conceiving, designing, coding and implementing entire strata’s of software functionality from the lowest level firmware in C, through COM based servers in C++ to the .Net based UI in C#. I particularly enjoy creating objected oriented solutions in C++ <text:s text:c="8"/></text:span></text:p>
      <text:p text:style-name="P1"/>
      <text:p text:style-name="P1">Technical:</text:p>
      <text:p text:style-name="P1"/>
      <text:p text:style-name="P1">Experience:</text:p>
      <text:p text:style-name="P1"/>
      <text:p text:style-name="P1">Education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08:55.675100821</meta:creation-date>
    <dc:date>2015-12-30T16:45:41.030042051</dc:date>
    <meta:editing-duration>PT3H19M23S</meta:editing-duration>
    <meta:editing-cycles>1</meta:editing-cycles>
    <meta:document-statistic meta:table-count="0" meta:image-count="0" meta:object-count="0" meta:page-count="1" meta:paragraph-count="7" meta:word-count="64" meta:character-count="433" meta:non-whitespace-character-count="366"/>
    <meta:generator>LibreOffice/5.0.2.2$Linux_x86 LibreOffice_project/00m0$Build-2</meta:generator>
  </office:meta>
</office:document-meta>
</file>